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51pt"/>
    </style:style>
    <style:style style:name="co2" style:family="table-column">
      <style:table-column-properties fo:break-before="auto" style:column-width="17.74pt"/>
    </style:style>
    <style:style style:name="co3" style:family="table-column">
      <style:table-column-properties fo:break-before="auto" style:column-width="16.2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0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c" table:style-name="ta1">
        <table:table-column table:style-name="co1" table:default-cell-style-name="Default"/>
        <table:table-column table:style-name="co2" table:number-columns-repeated="20" table:default-cell-style-name="Default"/>
        <table:table-column table:style-name="co3" table:default-cell-style-name="Default"/>
        <table:table-column table:style-name="co2" table:number-columns-repeated="26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number-columns-repeated="4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3"/>
        </table:table-row>
      </table:table>
      <table:table table:name="diff" table:style-name="ta1">
        <table:table-column table:style-name="co5" table:number-columns-repeated="45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4" office:value-type="float" office:value="0.000001" calcext:value-type="float">
            <text:p>0.00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7:24:53.742289862</meta:creation-date>
    <dc:date>2018-05-29T17:51:10.052025936</dc:date>
    <meta:editing-duration>PT26M15S</meta:editing-duration>
    <meta:editing-cycles>4</meta:editing-cycles>
    <meta:generator>LibreOffice/5.1.6.2$Linux_X86_64 LibreOffice_project/10m0$Build-2</meta:generator>
    <meta:document-statistic meta:table-count="2" meta:cell-count="4048" meta:object-count="0"/>
  </office:meta>
</office:document-meta>
</file>